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CacheEhCacheApiTests.getNative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cheEhCacheApi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CacheEhCacheApiTests.getCache( boolean allowNul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cheEhCacheApiTests.shutdow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CacheEhCacheApiTests.get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cheEhCacheApiTests.getCaching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